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283a8" officeooo:paragraph-rsid="001283a8" style:font-weight-asian="bold" style:font-weight-complex="bold"/>
    </style:style>
    <style:style style:name="P2" style:family="paragraph" style:parent-style-name="Standard">
      <style:text-properties fo:font-weight="normal" officeooo:rsid="001283a8" officeooo:paragraph-rsid="001283a8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283a8" officeooo:paragraph-rsid="001283a8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Engineering Challenges</text:p>
      <text:list text:style-name="L1">
        <text:list-item>
          <text:p text:style-name="P3">money</text:p>
        </text:list-item>
        <text:list-item>
          <text:p text:style-name="P3">time</text:p>
        </text:list-item>
        <text:list-item>
          <text:p text:style-name="P3">people</text:p>
          <text:list>
            <text:list-item>
              <text:p text:style-name="P3">communication issues</text:p>
            </text:list-item>
            <text:list-item>
              <text:p text:style-name="P3">slacking off</text:p>
            </text:list-item>
            <text:list-item>
              <text:p text:style-name="P3">team size correlates negatively with project success</text:p>
            </text:list-item>
          </text:list>
        </text:list-item>
        <text:list-item>
          <text:p text:style-name="P3">complexity</text:p>
          <text:list>
            <text:list-item>
              <text:p text:style-name="P3">parallelism</text:p>
            </text:list-item>
          </text:list>
        </text:list-item>
      </text:list>
      <text:p text:style-name="P2"/>
      <text:p text:style-name="P2"/>
      <text:p text:style-name="P2"/>
      <text:p text:style-name="P1">PRESENTATIONS 4800</text:p>
      <text:p text:style-name="P1"/>
      <text:p text:style-name="P2">Presenting our slide deck, as well as our business plan.</text:p>
      <text:p text:style-name="P2">Try to keep the project as manageable as possible.</text:p>
      <text:p text:style-name="P2"/>
      <text:p text:style-name="P2">1<text:span text:style-name="T1">st</text:span> sprint is just for the basic foundation for the project. A good foundation is important in order to make sure that the project is successful.</text:p>
      <text:p text:style-name="P2"/>
      <text:p text:style-name="P2">We don’t have to lock our project in fully right now, we just need to finalize by the first presentations/review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8T19:12:37.427000000</meta:creation-date>
    <dc:date>2026-02-09T14:21:23.610000000</dc:date>
    <meta:editing-duration>P11DT19H8M51S</meta:editing-duration>
    <meta:editing-cycles>1</meta:editing-cycles>
    <meta:document-statistic meta:table-count="0" meta:image-count="0" meta:object-count="0" meta:page-count="1" meta:paragraph-count="14" meta:word-count="94" meta:character-count="542" meta:non-whitespace-character-count="470"/>
    <meta:generator>LibreOffice/7.6.4.1$Windows_X86_64 LibreOffice_project/e19e193f88cd6c0525a17fb7a176ed8e6a3e2aa1</meta:generator>
  </office:meta>
</office:document-meta>
</file>